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ahoma2" svg:font-family="Tahoma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S Mincho" svg:font-family="'MS Mincho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>
        <style:tab-stops>
          <style:tab-stop style:position="0.7362in"/>
        </style:tab-stops>
      </style:paragraph-properties>
      <style:text-properties fo:language="pt" fo:country="BR"/>
    </style:style>
    <style:style style:name="P3" style:family="paragraph" style:parent-style-name="Frame_20_contents">
      <style:paragraph-properties fo:text-align="center" style:justify-single-word="false"/>
      <style:text-properties style:font-name="Verdana" fo:font-size="8pt" style:font-size-asian="8pt" style:font-size-complex="8pt"/>
    </style:style>
    <style:style style:name="P4" style:family="paragraph" style:parent-style-name="Frame_20_contents">
      <style:paragraph-properties fo:text-align="center" style:justify-single-word="false"/>
      <style:text-properties style:font-name="Verdana"/>
    </style:style>
    <style:style style:name="P5" style:family="paragraph" style:parent-style-name="Text_20_body">
      <style:paragraph-properties fo:break-before="page"/>
    </style:style>
    <style:style style:name="P6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51pt solid #000001"/>
      <style:text-properties fo:color="#000000" style:font-name="Verdana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 style:master-page-name="Standard">
      <style:paragraph-properties fo:text-align="center" style:justify-single-word="false" style:page-number="auto" fo:padding-left="0in" fo:padding-right="0in" fo:padding-top="0in" fo:padding-bottom="0.0138in" fo:border-left="none" fo:border-right="none" fo:border-top="none" fo:border-bottom="0.51pt solid #000001"/>
      <style:text-properties fo:color="#000000" style:font-name="Verdana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Text_20_body" style:list-style-name="L1"/>
    <style:style style:name="T1" style:family="text">
      <style:text-properties style:font-name="Verdana"/>
    </style:style>
    <style:style style:name="T2" style:family="text">
      <style:text-properties style:font-name="Verdana" fo:font-size="7pt" fo:language="pt" fo:country="BR" style:font-size-asian="7pt" style:font-size-complex="7pt"/>
    </style:style>
    <style:style style:name="T3" style:family="text">
      <style:text-properties style:font-name="Verdana" fo:font-size="8pt" fo:language="pt" fo:country="BR" style:font-size-asian="8pt" style:font-size-complex="8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style:run-through="foreground" style:vertical-pos="from-top" style:vertical-rel="paragraph-content" style:horizontal-pos="from-left" style:horizontal-rel="paragraph-content" fo:padding="0.0299in" fo:border="0.06pt solid #000000" style:shadow="none"/>
    </style:style>
    <style:style style:name="fr2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Quadro1" text:anchor-type="paragraph" svg:x="0in" svg:y="0in" svg:width="0.498in" svg:height="0.472in" draw:z-index="0"><draw:text-box><text:p text:style-name="P3">Doc.</text:p><text:p text:style-name="P4">6.2</text:p></draw:text-box></draw:frame>Formulário do Experimento – LP WeatherStation</text:p>
      <text:p text:style-name="P6"/>
      <text:p text:style-name="Text_20_body"/>
      <text:p text:style-name="Text_20_body">Nome completo: ________________________________________________________</text:p>
      <text:h text:style-name="Heading_20_1" text:outline-level="1">Questões sobre a LP</text:h>
      <text:p text:style-name="Text_20_body">Com base nos conceitos de LP (Doc 3.1), na Abordagem SyMPLES v1.0 (Doc 3.2), na Descrição Resumida da LP <text:span text:style-name="T4">WeatherStation</text:span> (Doc 4.3.1) e na representação da LP (Figura 1), responda as perguntas:</text:p>
      <text:list xml:id="list9102769371" text:style-name="L1">
        <text:list-item>
          <text:p text:style-name="P8">É possível que um mesmo produto possua os blocos <text:span text:style-name="T4">Internet</text:span> e <text:span text:style-name="T4">External Sensors</text:span>?</text:p>
        </text:list-item>
        <text:list-item>
          <text:p text:style-name="P8">Um produto específico pode possuir 2 meios de saída de dados processados?</text:p>
        </text:list-item>
        <text:list-item>
          <text:p text:style-name="P8">A presença do dispositivo de alerta de tempestades requer a presença de um dispositivo local para a medição da velocidade do vento?</text:p>
        </text:list-item>
        <text:list-item>
          <text:p text:style-name="P8">Um produto específico pode fornecer seus dados via <text:span text:style-name="T4">WebServer</text:span> em formato Texto Puro?</text:p>
        </text:list-item>
        <text:list-item>
          <text:p text:style-name="P8">Um produto específico pode conter 0 (zero) blocos de alarmes?</text:p>
        </text:list-item>
        <text:list-item>
          <text:p text:style-name="P8">Qual a quantidade máxima de medidores locais que um produto específico pode conter?</text:p>
        </text:list-item>
        <text:list-item>
          <text:p text:style-name="P8">Um produto específico pode conter os dois idiomas definidos na LP?</text:p>
        </text:list-item>
        <text:list-item>
          <text:p text:style-name="P8">Qual a quantidade de blocos no qual devem estar presentes em todos os produtos gerados pela LP?</text:p>
        </text:list-item>
        <text:list-item>
          <text:p text:style-name="P8">Um produto gerado pela LP <text:span text:style-name="T4">WeatherStation</text:span> dispensa a necessidade de um dispositivo para a obtenção de dados externos?</text:p>
        </text:list-item>
        <text:list-item>
          <text:p text:style-name="P8"><text:bookmark-start text:name="__DdeLink__108_1546284794"/>Qual a quantidade máxima de blocos que um produto específico pode conter?<text:bookmark-end text:name="__DdeLink__108_1546284794"/></text:p>
        </text:list-item>
      </text:list>
      <text:h text:style-name="Heading_20_1" text:outline-level="1">Compreensibilidade</text:h>
      <text:p text:style-name="Text_20_body">De acordo com o Dicionário Michaelis, o termo <text:span text:style-name="T5">compreensibilidade</text:span> representa a <text:span text:style-name="T5">capacidade de algo ser compreendido</text:span>.</text:p>
      <text:p text:style-name="Text_20_body">Na sua opinião, qual o nível de compreensibilidade da LP <text:span text:style-name="T4">WeatherStation</text:span> representada com a abordagem <text:span text:style-name="T4">SyMPLES v1.0</text:span>?</text:p>
      <text:p text:style-name="Text_20_body">(<text:tab/>) Muito compreensível</text:p>
      <text:p text:style-name="Text_20_body">(<text:tab/>) Compreensível</text:p>
      <text:p text:style-name="Text_20_body">(<text:tab/>) Incompreensível</text:p>
      <text:p text:style-name="Text_20_body">(<text:tab/>) Muito Incompreensível</text:p>
      <text:p text:style-name="P5"><draw:frame draw:style-name="fr2" draw:name="figuras1" text:anchor-type="paragraph" svg:width="6.3902in" svg:height="8.6701in" draw:z-index="1"><draw:image xlink:href="../img/est-met-blocks-smarty-exportado.svg" xlink:type="simple" xlink:show="embed" xlink:actuate="onLoad"/><svg:title>Figura 1</svg:title></draw:frame>Figura 1: LP WeatherStation com as variabilidades representadas através da abordagem SyMPLES v1.0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ahoma2" svg:font-family="Tahoma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S Mincho" svg:font-family="'MS Mincho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pt" style:country-asian="BR" style:font-size-complex="12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0.5in" style:vertical-align="baseline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pt" style:country-asian="BR" style:font-name-complex="Tahoma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fo:hyphenation-ladder-count="no-limit" style:writing-mode="lr-tb"/>
      <style:text-properties style:use-window-font-color="true" fo:language="pt" fo:country="BR" style:font-name-asian="Times New Roman1" style:font-name-complex="Times New Roman1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/>
    </style:style>
    <style:style style:name="List" style:family="paragraph" style:parent-style-name="Text_20_body" style:default-outline-level="" style:class="list">
      <style:text-properties style:font-size-asian="12pt"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Tahoma2"/>
    </style:style>
    <style:style style:name="Title" style:family="paragraph" style:parent-style-name="Standard" style:next-style-name="Subtitle" style:default-outline-level="" style:class="chapter">
      <style:paragraph-properties fo:margin-top="0.1665in" fo:margin-bottom="0.0835in" fo:text-align="center" style:justify-single-word="false" fo:keep-with-next="always"/>
      <style:text-properties style:font-name="Arial" fo:font-size="14pt" fo:font-weight="bold" style:font-name-asian="MS Mincho" style:font-size-asian="14pt" style:font-weight-asian="bold" style:font-name-complex="Tahoma1" style:font-size-complex="14pt" style:font-weight-complex="bold"/>
    </style:style>
    <style:style style:name="Subtitle" style:family="paragraph" style:parent-style-name="Title" style:next-style-name="Text_20_body" style:default-outline-level="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aption" style:family="paragraph" style:parent-style-name="Standard" style:default-outline-level="">
      <style:paragraph-properties fo:margin-top="0.0835in" fo:margin-bottom="0.0835in" text:number-lines="false" text:line-number="0"/>
      <style:text-properties fo:font-style="italic" style:font-style-asian="italic" style:font-name-complex="Tahoma1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size-complex="8pt"/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size="10pt" fo:font-weight="bold" style:font-size-asian="10pt" style:font-weight-asian="bold" style:font-size-complex="10pt" style:font-weight-complex="bold"/>
    </style:style>
    <style:style style:name="Revision" style:family="paragraph" style:default-outline-level="">
      <style:paragraph-properties fo:orphans="2" fo:widows="2" style:vertical-align="auto" style:writing-mode="lr-tb"/>
      <style:text-properties style:use-window-font-color="true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1" style:display-name="Numbering 1" style:family="paragraph" style:parent-style-name="List" style:class="list">
      <style:paragraph-properties fo:margin="100%" fo:margin-left="0.25in" fo:margin-right="0in" fo:margin-top="0in" fo:margin-bottom="0.0835in" fo:text-indent="-0.25in" style:auto-text-indent="false"/>
    </style:style>
    <style:style style:name="Numbering_20_2" style:display-name="Numbering 2" style:family="paragraph" style:parent-style-name="List" style:class="list">
      <style:paragraph-properties fo:margin="100%" fo:margin-left="0.5in" fo:margin-right="0in" fo:margin-top="0in" fo:margin-bottom="0.0835in" fo:text-indent="-0.25in" style:auto-text-indent="false"/>
    </style:style>
    <style:style style:name="Numbering_20_3" style:display-name="Numbering 3" style:family="paragraph" style:parent-style-name="List" style:class="list">
      <style:paragraph-properties fo:margin="100%" fo:margin-left="0.75in" fo:margin-right="0in" fo:margin-top="0in" fo:margin-bottom="0.0835in" fo:text-indent="-0.25in" style:auto-text-indent="false"/>
    </style:style>
    <style:style style:name="Numbering_20_4" style:display-name="Numbering 4" style:family="paragraph" style:parent-style-name="List" style:class="list">
      <style:paragraph-properties fo:margin="100%" fo:margin-left="1in" fo:margin-right="0in" fo:margin-top="0in" fo:margin-bottom="0.0835in" fo:text-indent="-0.25in" style:auto-text-indent="false"/>
    </style:style>
    <style:style style:name="Numbering_20_5" style:display-name="Numbering 5" style:family="paragraph" style:parent-style-name="List" style:class="list">
      <style:paragraph-properties fo:margin="100%" fo:margin-left="1.25in" fo:margin-right="0in" fo:margin-top="0in" fo:margin-bottom="0.0835in" fo:text-indent="-0.25in" style:auto-text-indent="false"/>
    </style:style>
    <style:style style:name="List_20_1" style:display-name="List 1" style:family="paragraph" style:parent-style-name="List" style:class="list">
      <style:paragraph-properties fo:margin="100%" fo:margin-left="0.25in" fo:margin-right="0in" fo:margin-top="0in" fo:margin-bottom="0.0835in" fo:text-indent="-0.25in" style:auto-text-indent="false"/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margin-top="0in" fo:margin-bottom="0in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Addressee" style:family="paragraph" style:parent-style-name="Standard" style:class="extra">
      <style:paragraph-properties fo:margin-top="0in" fo:margin-bottom="0.0417in" text:number-lines="false" text:line-number="0"/>
    </style:style>
    <style:style style:name="List_20_1_20_End" style:display-name="List 1 End" style:family="paragraph" style:parent-style-name="List" style:next-style-name="List_20_1" style:class="list">
      <style:paragraph-properties fo:margin="100%" fo:margin-left="0.25in" fo:margin-right="0in" fo:margin-top="0in" fo:margin-bottom="0.1665in" fo:text-indent="-0.25in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="100%" fo:margin-left="0.75in" fo:margin-right="0in" fo:margin-top="0in" fo:margin-bottom="0.1665in" fo:text-indent="-0.25in" style:auto-text-indent="false"/>
    </style:style>
    <style:style style:name="List_20_3" style:display-name="List 3" style:family="paragraph" style:parent-style-name="List" style:class="list">
      <style:paragraph-properties fo:margin="100%" fo:margin-left="0.75in" fo:margin-right="0in" fo:margin-top="0in" fo:margin-bottom="0.0835in" fo:text-indent="-0.25in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="100%" fo:margin-left="1in" fo:margin-right="0in" fo:margin-top="0in" fo:margin-bottom="0.1665in" fo:text-indent="-0.25in" style:auto-text-indent="false"/>
    </style:style>
    <style:style style:name="List_20_4" style:display-name="List 4" style:family="paragraph" style:parent-style-name="List" style:class="list">
      <style:paragraph-properties fo:margin="100%" fo:margin-left="1in" fo:margin-right="0in" fo:margin-top="0in" fo:margin-bottom="0.0835in" fo:text-indent="-0.25in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="100%" fo:margin-left="0.5in" fo:margin-right="0in" fo:margin-top="0in" fo:margin-bottom="0.1665in" fo:text-indent="-0.25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="100%" fo:margin-left="1in" fo:margin-right="0in" fo:margin-top="0in" fo:margin-bottom="0.1665in" fo:text-indent="-0.25in" style:auto-text-indent="false"/>
    </style:style>
    <style:style style:name="Illustration" style:family="paragraph" style:parent-style-name="Caption" style:class="extra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annotation_20_reference" style:display-name="annotation reference" style:family="text" style:parent-style-name="Default_20_Paragraph_20_Font">
      <style:text-properties fo:font-size="9pt" style:font-size-asian="9pt" style:font-size-complex="9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>
      <style:text-properties style:font-name-asian="OpenSymbol1" style:font-name-complex="OpenSymbol1"/>
    </style:style>
    <style:style style:name="ListLabel_20_2" style:display-name="ListLabel 2" style:family="text">
      <style:text-properties fo:font-size="11pt" style:font-size-asian="11pt" style:font-size-complex="11pt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2" style:num-prefix="UC" style:num-suffix=".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947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47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947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4472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47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4472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3.947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47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457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045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45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0457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45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45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457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045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45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457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045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45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0457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45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45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457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045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45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>
        <style:tab-stops>
          <style:tab-stop style:position="0.7362in"/>
        </style:tab-stops>
      </style:paragraph-properties>
      <style:text-properties fo:language="pt" fo:country="BR"/>
    </style:style>
    <style:style style:name="MT1" style:family="text">
      <style:text-properties style:font-name="Verdana" fo:font-size="7pt" fo:language="pt" fo:country="BR" style:font-size-asian="7pt" style:font-size-complex="7pt"/>
    </style:style>
    <style:style style:name="MT2" style:family="text">
      <style:text-properties style:font-name="Verdana" fo:font-size="8pt" fo:language="pt" fo:country="BR" style:font-size-asian="8pt" style:font-size-complex="8pt"/>
    </style:style>
    <style:style style:name="MT3" style:family="text">
      <style:text-properties style:font-name="Verdana"/>
    </style:style>
    <style:page-layout style:name="Mpm1">
      <style:page-layout-properties fo:page-width="8.5in" fo:page-height="11in" style:num-format="1" style:print-orientation="portrait" fo:margin-top="0.5909in" fo:margin-bottom="0.5in" fo:margin-left="0.5909in" fo:margin-right="0.5909in" style:writing-mode="lr-tb" style:layout-grid-color="#c0c0c0" style:layout-grid-lines="25169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Doc 6.2 - Formulário – SyMPLES v1.0<text:tab/></text:span><text:span text:style-name="MT2"><text:tab/><text:tab/><text:tab/><text:tab/> <text:s text:c="3"/></text:span><text:span text:style-name="MT3"><text:page-number text:select-page="current">2</text:page-number></text:span></text:p>
        <text:p text:style-name="MP2"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Kirk</meta:initial-creator>
    <dc:creator>Alisson Chiquitto</dc:creator>
    <meta:editing-cycles>191</meta:editing-cycles>
    <meta:print-date>2012-11-01T12:56:00</meta:print-date>
    <meta:creation-date>2013-10-25T18:11:00</meta:creation-date>
    <dc:date>2014-11-24T14:52:30</dc:date>
    <meta:editing-duration>PT8H31M33S</meta:editing-duration>
    <meta:generator>LibreOffice/3.5$Linux_X86_64 LibreOffice_project/350m1$Build-2</meta:generator>
    <meta:document-statistic meta:table-count="0" meta:image-count="1" meta:object-count="0" meta:page-count="2" meta:paragraph-count="26" meta:word-count="267" meta:character-count="1686" meta:non-whitespace-character-count="1445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